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7d34" officeooo:paragraph-rsid="00127d34"/>
    </style:style>
    <style:style style:name="P2" style:family="paragraph" style:parent-style-name="Standard">
      <style:text-properties officeooo:paragraph-rsid="00127d34"/>
    </style:style>
    <style:style style:name="P3" style:family="paragraph" style:parent-style-name="Standard">
      <style:text-properties officeooo:rsid="00127d34" officeooo:paragraph-rsid="00127d34"/>
    </style:style>
    <style:style style:name="P4" style:family="paragraph" style:parent-style-name="Standard">
      <style:text-properties officeooo:rsid="001469a2" officeooo:paragraph-rsid="001469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rame</text:p>
      <text:p text:style-name="P1"/>
      <text:p text:style-name="P1"><text:tab/>Os iframes, são como uma mistura de div com links. Os iframe são caixas que exibem sites externos. Para criamos um iframe, basta inserirmos a tag “iframe”e posteriormente, inserimos o link do site que queremos exibir. Um detalhe importante, dentro da tag, podemos inserir um link, para que caso o iframe não seja carregado, o usuário possa ser direcionado para a página correta, além disso, podemos configurar a altura e largura, usando os comando height e width. </text:p>
      <text:p text:style-name="P2"/>
      <text:p text:style-name="P2"/>
      <text:p text:style-name="P1"><text:tab/>E por fim, podemos, configurar a exibição do iframe, usando a tag scrolling:”((auto) se o conteudo exceder o tamanho do iframe), ele cria a barra de rolagem) ou ((yes) Obrigatóriamente, o iframe terá uma barra de rolagem) ou ((no) para mesmo que o conteudo exceda o iframe, não será criado uma barra de rolagem )”</text:p>
      <text:p text:style-name="P1"><text:tab/></text:p>
      <text:p text:style-name="P4"><text:tab/>Os iframes, possuem alguns problemas, por exemplo, os navegadores, podem entender que o conteudo no iframe, não seja de destaque. E ai acabe não valorizando seu site nos mecanismos de busc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4T20:06:06.229000000</meta:creation-date>
    <dc:date>2022-10-26T12:52:30.388000000</dc:date>
    <meta:editing-duration>PT25M22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5" meta:word-count="164" meta:character-count="976" meta:non-whitespace-character-count="811"/>
  </office:meta>
</office:document-meta>
</file>